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5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7.11mm"/>
    </style:style>
    <style:style style:name="co4" style:family="table-column">
      <style:table-column-properties fo:break-before="auto" style:column-width="215.14mm"/>
    </style:style>
    <style:style style:name="co5" style:family="table-column">
      <style:table-column-properties fo:break-before="auto" style:column-width="30.76mm"/>
    </style:style>
    <style:style style:name="co6" style:family="table-column">
      <style:table-column-properties fo:break-before="auto" style:column-width="18.79mm"/>
    </style:style>
    <style:style style:name="co7" style:family="table-column">
      <style:table-column-properties fo:break-before="auto" style:column-width="16.88mm"/>
    </style:style>
    <style:style style:name="co8" style:family="table-column">
      <style:table-column-properties fo:break-before="auto" style:column-width="19.6mm"/>
    </style:style>
    <style:style style:name="co9" style:family="table-column">
      <style:table-column-properties fo:break-before="auto" style:column-width="18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 style:data-style-name="N11"/>
    <style:style style:name="ce4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Liberation Sans"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Abfrage - Rechenzeit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Testfall 1: createSet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nzahl Datensätze</text:p>
          </table:table-cell>
          <table:table-cell office:value-type="string" calcext:value-type="string">
            <text:p>Durchläufe</text:p>
          </table:table-cell>
          <table:table-cell office:value-type="string" calcext:value-type="string">
            <text:p>Dauer / avg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5.3456" calcext:value-type="float">
            <text:p>15,3456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.8759" calcext:value-type="float">
            <text:p>10,8759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1.6503" calcext:value-type="float">
            <text:p>11,65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bernate log deaktiviert:</text:p>
          </table:table-cell>
          <table:table-cell table:number-columns-repeated="8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6.2525" calcext:value-type="float">
            <text:p>16,2525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4.5389" calcext:value-type="float">
            <text:p>14,5389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3.6017" calcext:value-type="float">
            <text:p>13,60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bugmode und log deaktiviert</text:p>
          </table:table-cell>
          <table:table-cell table:number-columns-repeated="8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3.4033" calcext:value-type="float">
            <text:p>13,4033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2.92" calcext:value-type="float">
            <text:p>12,92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7.2803" calcext:value-type="float">
            <text:p>17,28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bugmode und log deaktiviert – neustart</text:p>
          </table:table-cell>
          <table:table-cell table:number-columns-repeated="8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4.739" calcext:value-type="float">
            <text:p>14,739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2.781" calcext:value-type="float">
            <text:p>12,781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2.8121" calcext:value-type="float">
            <text:p>12,8121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2.5117" calcext:value-type="float">
            <text:p>12,51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bugmode und log deaktiviert – opt1</text:p>
          </table:table-cell>
          <table:table-cell table:number-columns-repeated="8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3.9214" calcext:value-type="float">
            <text:p>13,9214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3.6648" calcext:value-type="float">
            <text:p>13,664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4.7655" calcext:value-type="float">
            <text:p>14,765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.908" calcext:value-type="float">
            <text:p>7,90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2.4917" calcext:value-type="float">
            <text:p>12,49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3.4721" calcext:value-type="float">
            <text:p>13,472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4.4387" calcext:value-type="float">
            <text:p>14,438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6.8253" calcext:value-type="float">
            <text:p>16,82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 aktiviert – op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.3538" calcext:value-type="float">
            <text:p>17,353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3.7433" calcext:value-type="float">
            <text:p>13,743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3.744" calcext:value-type="float">
            <text:p>13,7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 aus – hibernate update – op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.2714" calcext:value-type="float">
            <text:p>8,271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1.2548" calcext:value-type="float">
            <text:p>11,254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0.8195" calcext:value-type="float">
            <text:p>10,81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fall 2: getSets</text:p>
          </table:table-cell>
          <table:table-cell table:number-columns-repeated="5"/>
          <table:table-cell office:value-type="string" calcext:value-type="string">
            <text:p>Testfall 4: getSets – without fastlane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39.998" calcext:value-type="float">
            <text:p>139,998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2178.201" calcext:value-type="float">
            <text:p>2178,20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37.72" calcext:value-type="float">
            <text:p>137,72</text:p>
          </table:table-cell>
          <table:table-cell table:number-columns-repeated="5"/>
          <table:table-cell office:value-type="float" office:value="1386.46" calcext:value-type="float">
            <text:p>1386,4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37.379" calcext:value-type="float">
            <text:p>137,379</text:p>
          </table:table-cell>
          <table:table-cell table:number-columns-repeated="3"/>
          <table:table-cell office:value-type="string" calcext:value-type="string">
            <text:p>Testfall 4: getSets – without fastlane – op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bernate log deaktiviert:</text:p>
          </table:table-cell>
          <table:table-cell table:number-columns-repeated="7"/>
          <table:table-cell office:value-type="float" office:value="1729.383" calcext:value-type="float">
            <text:p>1729,38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50.809" calcext:value-type="float">
            <text:p>150,809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41.504" calcext:value-type="float">
            <text:p>141,504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40.616" calcext:value-type="float">
            <text:p>140,6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bugmode und log deaktiviert</text:p>
          </table:table-cell>
          <table:table-cell table:number-columns-repeated="8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58.569" calcext:value-type="float">
            <text:p>158,569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38.82" calcext:value-type="float">
            <text:p>138,82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43.517" calcext:value-type="float">
            <text:p>143,5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bugmode und log deaktiviert – neustart</text:p>
          </table:table-cell>
          <table:table-cell table:number-columns-repeated="8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30.023" calcext:value-type="float">
            <text:p>130,023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7.18" calcext:value-type="float">
            <text:p>127,18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4.05" calcext:value-type="float">
            <text:p>124,05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3.463" calcext:value-type="float">
            <text:p>123,4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bugmode und log deaktiviert – op1</text:p>
          </table:table-cell>
          <table:table-cell table:number-columns-repeated="8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1.916" calcext:value-type="float">
            <text:p>121,916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.782" calcext:value-type="float">
            <text:p>128,78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32.77" calcext:value-type="float">
            <text:p>132,7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16.889" calcext:value-type="float">
            <text:p>116,88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25.396" calcext:value-type="float">
            <text:p>125,39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21.656" calcext:value-type="float">
            <text:p>121,656</text:p>
          </table:table-cell>
          <table:table-cell table:formula="of:=[.C38]-[.C60]" office:value-type="float" office:value="18.342" calcext:value-type="float">
            <text:p>18,34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28.845" calcext:value-type="float">
            <text:p>128,845</text:p>
          </table:table-cell>
          <table:table-cell table:formula="of:=[.C39]-[.C61]" office:value-type="float" office:value="8.875" calcext:value-type="float">
            <text:p>8,87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28.091" calcext:value-type="float">
            <text:p>128,091</text:p>
          </table:table-cell>
          <table:table-cell table:formula="of:=[.C40]-[.C62]" office:value-type="float" office:value="9.28799999999998" calcext:value-type="float">
            <text:p>9,287999999999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 aktiviert – op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3.784" calcext:value-type="float">
            <text:p>133,784</text:p>
          </table:table-cell>
          <table:table-cell table:formula="of:=[.C38]-[.C64]" office:value-type="float" office:value="6.214" calcext:value-type="float">
            <text:p>6,21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27.694" calcext:value-type="float">
            <text:p>127,694</text:p>
          </table:table-cell>
          <table:table-cell table:formula="of:=[.C39]-[.C65]" office:value-type="float" office:value="10.026" calcext:value-type="float">
            <text:p>10,02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6.784" calcext:value-type="float">
            <text:p>146,784</text:p>
          </table:table-cell>
          <table:table-cell table:formula="of:=[.C40]-[.C66]" office:value-type="float" office:value="-9.405" calcext:value-type="float">
            <text:p>-9,4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 aus – hibernate update – op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4.773" calcext:value-type="float">
            <text:p>114,773</text:p>
          </table:table-cell>
          <table:table-cell table:formula="of:=[.C38]-[.C68]" office:value-type="float" office:value="25.225" calcext:value-type="float">
            <text:p>25,225</text:p>
          </table:table-cell>
          <table:table-cell table:style-name="ce1" table:formula="of:=[.D68]/[.C38]" office:value-type="percentage" office:value="0.180181145444935" calcext:value-type="percentage">
            <text:p>18,02 %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15.509" calcext:value-type="float">
            <text:p>115,509</text:p>
          </table:table-cell>
          <table:table-cell table:formula="of:=[.C39]-[.C69]" office:value-type="float" office:value="22.211" calcext:value-type="float">
            <text:p>22,211</text:p>
          </table:table-cell>
          <table:table-cell table:style-name="ce1" table:formula="of:=[.D69]/[.C39]" office:value-type="percentage" office:value="0.161276503049666" calcext:value-type="percentage">
            <text:p>16,13 %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14.804" calcext:value-type="float">
            <text:p>114,804</text:p>
          </table:table-cell>
          <table:table-cell table:formula="of:=[.C40]-[.C70]" office:value-type="float" office:value="22.575" calcext:value-type="float">
            <text:p>22,575</text:p>
          </table:table-cell>
          <table:table-cell table:style-name="ce1" table:formula="of:=[.D70]/[.C40]" office:value-type="percentage" office:value="0.164326425436202" calcext:value-type="percentage">
            <text:p>16,43 %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23.738" calcext:value-type="float">
            <text:p>123,73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24.331" calcext:value-type="float">
            <text:p>124,33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23.21" calcext:value-type="float">
            <text:p>123,2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19.393" calcext:value-type="float">
            <text:p>119,39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21.667" calcext:value-type="float">
            <text:p>121,66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18.172" calcext:value-type="float">
            <text:p>118,17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14.006" calcext:value-type="float">
            <text:p>114,00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23.25" calcext:value-type="float">
            <text:p>123,2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19.078" calcext:value-type="float">
            <text:p>119,07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22.201" calcext:value-type="float">
            <text:p>122,20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14.747" calcext:value-type="float">
            <text:p>114,74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13.018" calcext:value-type="float">
            <text:p>113,01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26.208" calcext:value-type="float">
            <text:p>126,208</text:p>
          </table:table-cell>
          <table:table-cell table:number-columns-repeated="6"/>
        </table:table-row>
      </table:table>
      <table:table table:name="Abfrage - Speichernutzung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57" table:default-cell-style-name="Default"/>
        <table:table-row table:style-name="ro1">
          <table:table-cell table:number-columns-repeated="3"/>
          <table:table-cell table:style-name="ce5" office:value-type="string" calcext:value-type="string" table:number-columns-spanned="2" table:number-rows-spanned="1">
            <text:p>Einzelne Abfrage</text:p>
          </table:table-cell>
          <table:covered-table-cell/>
          <table:table-cell table:style-name="ce5" office:value-type="string" calcext:value-type="string" table:number-columns-spanned="2" table:number-rows-spanned="1">
            <text:p>Mit 25 Wohnungen</text:p>
          </table:table-cell>
          <table:covered-table-cell/>
          <table:table-cell office:value-type="string" calcext:value-type="string" table:number-columns-spanned="2" table:number-rows-spanned="1">
            <text:p>Mit 50 Wohnungen</text:p>
          </table:table-cell>
          <table:covered-table-cell/>
          <table:table-cell table:number-columns-repeated="55"/>
        </table:table-row>
        <table:table-row table:style-name="ro1">
          <table:table-cell table:style-name="ce4" office:value-type="string" calcext:value-type="string">
            <text:p>Titel</text:p>
          </table:table-cell>
          <table:table-cell table:style-name="ce4" office:value-type="string" calcext:value-type="string">
            <text:p>Abfrage</text:p>
          </table:table-cell>
          <table:table-cell table:style-name="ce4" office:value-type="string" calcext:value-type="string">
            <text:p>Speichernutzung</text:p>
          </table:table-cell>
          <table:table-cell table:style-name="ce4" office:value-type="string" calcext:value-type="string">
            <text:p>Daten</text:p>
          </table:table-cell>
          <table:table-cell table:style-name="ce4" office:value-type="string" calcext:value-type="string">
            <text:p>Transfehr</text:p>
          </table:table-cell>
          <table:table-cell table:style-name="ce4" office:value-type="string" calcext:value-type="string">
            <text:p>Daten</text:p>
          </table:table-cell>
          <table:table-cell table:style-name="ce4" office:value-type="string" calcext:value-type="string">
            <text:p>Transfehr</text:p>
          </table:table-cell>
          <table:table-cell table:style-name="ce4" office:value-type="string" calcext:value-type="string">
            <text:p>Daten</text:p>
          </table:table-cell>
          <table:table-cell table:style-name="ce4" office:value-type="string" calcext:value-type="string">
            <text:p>Transfehr</text:p>
          </table:table-cell>
          <table:table-cell table:style-name="ce4" table:number-columns-repeated="55"/>
        </table:table-row>
        <table:table-row table:style-name="ro1">
          <table:table-cell table:style-name="ce4" office:value-type="string" calcext:value-type="string">
            <text:p>Sensoren an Wh-Raspi</text:p>
          </table:table-cell>
          <table:table-cell table:style-name="ce4" table:number-columns-repeated="63"/>
        </table:table-row>
        <table:table-row table:style-name="ro1" table:number-rows-repeated="2">
          <table:table-cell table:style-name="ce4" table:number-columns-repeated="64"/>
        </table:table-row>
        <table:table-row table:style-name="ro1">
          <table:table-cell table:style-name="ce4" office:value-type="string" calcext:value-type="string">
            <text:p>Vergleichs-Skripte vom Server</text:p>
          </table:table-cell>
          <table:table-cell table:style-name="ce4"/>
          <table:table-cell table:style-name="ce4" office:value-type="string" calcext:value-type="string">
            <text:p>30d</text:p>
          </table:table-cell>
          <table:table-cell table:style-name="ce4" office:value-type="string" calcext:value-type="string">
            <text:p>7d</text:p>
          </table:table-cell>
          <table:table-cell table:style-name="ce4" office:value-type="string" calcext:value-type="string">
            <text:p>24h</text:p>
          </table:table-cell>
          <table:table-cell table:style-name="ce4" office:value-type="string" calcext:value-type="string">
            <text:p>Summe</text:p>
          </table:table-cell>
          <table:table-cell table:style-name="ce4" table:number-columns-repeated="58"/>
        </table:table-row>
        <table:table-row table:style-name="ro1">
          <table:table-cell table:style-name="ce3" office:value-type="string" calcext:value-type="string">
            <text:p>bme280</text:p>
          </table:table-cell>
          <table:table-cell office:value-type="string" calcext:value-type="string">
            <text:p><text:a xlink:href="http://localhost:8080/SmartMonitoringBackend/data/getSets?ooid=3&amp;starttime=2018-12-01T00:01:00&amp;endtime=2018-12-31T00:01:00" xlink:type="simple">http://localhost:8080/SmartMonitoringBackend/data/getSets?ooid=3&amp;starttime=2018-12-01T00:01:00&amp;endtime=2018-12-31T00:01:00</text:a></text:p>
          </table:table-cell>
          <table:table-cell office:value-type="float" office:value="23" calcext:value-type="float">
            <text:p>23</text:p>
          </table:table-cell>
          <table:table-cell table:formula="of:=[.C7]/30*7" office:value-type="float" office:value="5.36666666666667" calcext:value-type="float">
            <text:p>5,36666666666667</text:p>
          </table:table-cell>
          <table:table-cell table:formula="of:=[.C7]/30" office:value-type="float" office:value="0.766666666666667" calcext:value-type="float">
            <text:p>0,766666666666667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t6613</text:p>
          </table:table-cell>
          <table:table-cell office:value-type="string" calcext:value-type="string">
            <text:p><text:a xlink:href="http://localhost:8080/SmartMonitoringBackend/data/getSets?ooid=38&amp;starttime=2018-12-01T00:01:00&amp;endtime=2018-12-31T00:01:00" xlink:type="simple">http://localhost:8080/SmartMonitoringBackend/data/getSets?ooid=38&amp;starttime=2018-12-01T00:01:00&amp;endtime=2018-12-31T00:01:00</text:a></text:p>
          </table:table-cell>
          <table:table-cell office:value-type="float" office:value="9" calcext:value-type="float">
            <text:p>9</text:p>
          </table:table-cell>
          <table:table-cell table:formula="of:=[.C8]/30*7" office:value-type="float" office:value="2.1" calcext:value-type="float">
            <text:p>2,1</text:p>
          </table:table-cell>
          <table:table-cell table:formula="of:=[.C8]/30" office:value-type="float" office:value="0.3" calcext:value-type="float">
            <text:p>0,3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ds18b20W</text:p>
          </table:table-cell>
          <table:table-cell office:value-type="string" calcext:value-type="string">
            <text:p><text:a xlink:href="http://localhost:8080/SmartMonitoringBackend/data/getSets?ooid=39&amp;starttime=2018-12-01T00:01:00&amp;endtime=2018-12-31T00:01:00" xlink:type="simple">http://localhost:8080/SmartMonitoringBackend/data/getSets?ooid=39&amp;starttime=2018-12-01T00:01:00&amp;endtime=2018-12-31T00:01:00</text:a></text:p>
          </table:table-cell>
          <table:table-cell office:value-type="float" office:value="12" calcext:value-type="float">
            <text:p>12</text:p>
          </table:table-cell>
          <table:table-cell table:formula="of:=[.C9]/30*7" office:value-type="float" office:value="2.8" calcext:value-type="float">
            <text:p>2,8</text:p>
          </table:table-cell>
          <table:table-cell table:formula="of:=[.C9]/30" office:value-type="float" office:value="0.4" calcext:value-type="float">
            <text:p>0,4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ds18b20h</text:p>
          </table:table-cell>
          <table:table-cell office:value-type="string" calcext:value-type="string">
            <text:p><text:a xlink:href="http://localhost:8080/SmartMonitoringBackend/data/getSets?ooid=40&amp;starttime=2018-12-01T00:01:00&amp;endtime=2018-12-31T00:01:00" xlink:type="simple">http://localhost:8080/SmartMonitoringBackend/data/getSets?ooid=40&amp;starttime=2018-12-01T00:01:00&amp;endtime=2018-12-31T00:01:00</text:a></text:p>
          </table:table-cell>
          <table:table-cell office:value-type="float" office:value="12" calcext:value-type="float">
            <text:p>12</text:p>
          </table:table-cell>
          <table:table-cell table:formula="of:=[.C10]/30*7" office:value-type="float" office:value="2.8" calcext:value-type="float">
            <text:p>2,8</text:p>
          </table:table-cell>
          <table:table-cell table:formula="of:=[.C10]/30" office:value-type="float" office:value="0.4" calcext:value-type="float">
            <text:p>0,4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RaumKlima</text:p>
          </table:table-cell>
          <table:table-cell office:value-type="string" calcext:value-type="string">
            <text:p><text:a xlink:href="http://localhost:8080/SmartMonitoringBackend/data/getSets?ooid=5&amp;starttime=2018-12-01T00:01:00&amp;endtime=2018-12-31T00:01:00" xlink:type="simple">http://localhost:8080/SmartMonitoringBackend/data/getSets?ooid=5&amp;starttime=2018-12-01T00:01:00&amp;endtime=2018-12-31T00:01:00</text:a></text:p>
          </table:table-cell>
          <table:table-cell office:value-type="float" office:value="56" calcext:value-type="float">
            <text:p>56</text:p>
          </table:table-cell>
          <table:table-cell table:formula="of:=[.C11]/30*7" office:value-type="float" office:value="13.0666666666667" calcext:value-type="float">
            <text:p>13,0666666666667</text:p>
          </table:table-cell>
          <table:table-cell table:formula="of:=[.C11]/30" office:value-type="float" office:value="1.86666666666667" calcext:value-type="float">
            <text:p>1,86666666666667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LueftungsKI</text:p>
          </table:table-cell>
          <table:table-cell office:value-type="string" calcext:value-type="string">
            <text:p><text:a xlink:href="http://localhost:8080/SmartMonitoringBackend/data/getSets?ooid=6&amp;starttime=2018-12-01T00:01:00&amp;endtime=2018-12-31T00:01:00" xlink:type="simple">http://localhost:8080/SmartMonitoringBackend/data/getSets?ooid=6&amp;starttime=2018-12-01T00:01:00&amp;endtime=2018-12-31T00:01:00</text:a></text:p>
          </table:table-cell>
          <table:table-cell office:value-type="float" office:value="15" calcext:value-type="float">
            <text:p>15</text:p>
          </table:table-cell>
          <table:table-cell table:formula="of:=[.C12]/30*7" office:value-type="float" office:value="3.5" calcext:value-type="float">
            <text:p>3,5</text:p>
          </table:table-cell>
          <table:table-cell table:formula="of:=[.C12]/30" office:value-type="float" office:value="0.5" calcext:value-type="float">
            <text:p>0,5</text:p>
          </table:table-cell>
          <table:table-cell table:number-columns-repeated="59"/>
        </table:table-row>
        <table:table-row table:style-name="ro1">
          <table:table-cell table:style-name="ce7" office:value-type="string" calcext:value-type="string">
            <text:p>Summe (1 Zimmer)</text:p>
          </table:table-cell>
          <table:table-cell table:style-name="ce8"/>
          <table:table-cell table:style-name="ce8" table:formula="of:=SUM([.C7:.C12])" office:value-type="float" office:value="127" calcext:value-type="float">
            <text:p>127</text:p>
          </table:table-cell>
          <table:table-cell table:style-name="ce8" table:formula="of:=SUM([.D7:.D12])" office:value-type="float" office:value="29.6333333333333" calcext:value-type="float">
            <text:p>29,6333333333333</text:p>
          </table:table-cell>
          <table:table-cell table:style-name="ce8" table:formula="of:=SUM([.E7:.E12])" office:value-type="float" office:value="4.23333333333333" calcext:value-type="float">
            <text:p>4,23333333333333</text:p>
          </table:table-cell>
          <table:table-cell table:style-name="ce8" table:formula="of:=SUM([.C13:.E13])" office:value-type="float" office:value="160.866666666667" calcext:value-type="float">
            <text:p>160,866666666667</text:p>
          </table:table-cell>
          <table:table-cell table:style-name="ce8" table:number-columns-repeated="58"/>
        </table:table-row>
        <table:table-row table:style-name="ro1">
          <table:table-cell table:style-name="ce7" office:value-type="string" calcext:value-type="string">
            <text:p>Summe (2 Zimmer)</text:p>
          </table:table-cell>
          <table:table-cell table:style-name="ce8"/>
          <table:table-cell table:style-name="ce8" table:formula="of:=[.C13]*2" office:value-type="float" office:value="254" calcext:value-type="float">
            <text:p>254</text:p>
          </table:table-cell>
          <table:table-cell table:style-name="ce8" table:formula="of:=[.D13]*2" office:value-type="float" office:value="59.2666666666667" calcext:value-type="float">
            <text:p>59,2666666666667</text:p>
          </table:table-cell>
          <table:table-cell table:style-name="ce8" table:formula="of:=[.E13]*2" office:value-type="float" office:value="8.46666666666667" calcext:value-type="float">
            <text:p>8,46666666666667</text:p>
          </table:table-cell>
          <table:table-cell table:style-name="ce8" table:formula="of:=[.F13]*2" office:value-type="float" office:value="321.733333333333" calcext:value-type="float">
            <text:p>321,733333333333</text:p>
          </table:table-cell>
          <table:table-cell table:style-name="ce8" table:number-columns-repeated="58"/>
        </table:table-row>
        <table:table-row table:style-name="ro1">
          <table:table-cell table:style-name="ce3"/>
          <table:table-cell table:number-columns-repeated="63"/>
        </table:table-row>
        <table:table-row table:style-name="ro1">
          <table:table-cell table:style-name="ce7" office:value-type="string" calcext:value-type="string">
            <text:p>Floka vom Wh-Raspi</text:p>
          </table:table-cell>
          <table:table-cell table:style-name="ce4" table:number-columns-repeated="63"/>
        </table:table-row>
        <table:table-row table:style-name="ro1">
          <table:table-cell office:value-type="string" calcext:value-type="string">
            <text:p>Vergleich 30d</text:p>
          </table:table-cell>
          <table:table-cell office:value-type="string" calcext:value-type="string">
            <text:p><text:a xlink:href="http://localhost:8080/SmartMonitoringBackend/data/getSets?ooid=4&amp;starttime=2018-12-01T00:01:00&amp;endtime=2018-12-31T00:01:00" xlink:type="simple">http://localhost:8080/SmartMonitoringBackend/data/getSets?ooid=4&amp;starttime=2018-12-01T00:01:00&amp;endtime=2018-12-31T00:01:00</text:a></text:p>
          </table:table-cell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office:value-type="float" office:value="4.71" calcext:value-type="float">
            <text:p>4,71</text:p>
          </table:table-cell>
          <table:table-cell table:formula="of:=[.D17]*25" office:value-type="float" office:value="1375" calcext:value-type="float">
            <text:p>1375</text:p>
          </table:table-cell>
          <table:table-cell table:formula="of:=[.E17]*25" office:value-type="float" office:value="117.75" calcext:value-type="float">
            <text:p>117,75</text:p>
          </table:table-cell>
          <table:table-cell table:formula="of:=[.D17]*50" office:value-type="float" office:value="2750" calcext:value-type="float">
            <text:p>2750</text:p>
          </table:table-cell>
          <table:table-cell table:formula="of:=[.E17]*50" office:value-type="float" office:value="235.5" calcext:value-type="float">
            <text:p>235,5</text:p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 table:style-name="ce4" office:value-type="string" calcext:value-type="string">
            <text:p>Floka vom FH Server</text:p>
          </table:table-cell>
          <table:table-cell table:style-name="ce4" table:number-columns-repeated="63"/>
        </table:table-row>
        <table:table-row table:style-name="ro1">
          <table:table-cell office:value-type="string" calcext:value-type="string">
            <text:p>Wetterdaten</text:p>
          </table:table-cell>
          <table:table-cell office:value-type="string" calcext:value-type="string">
            <text:p><text:a xlink:href="https://scl.fh-bielefeld.de/SmartMonitoringBackendEnviron/data/getSets?ooid=16&amp;limit=1" xlink:type="simple">https://scl.fh-bielefeld.de/SmartMonitoringBackendEnviron/data/getSets?ooid=16&amp;limit=1</text:a>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<text:a xlink:href="http://localhost:8080/SmartMonitoringBackend/data/getMastersData?ooid=16&amp;limit1" xlink:type="simple">http://localhost:8080/SmartMonitoringBackend/data/getMastersData?ooid=16&amp;limit1</text:a>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Summen</text:p>
          </table:table-cell>
          <table:table-cell/>
          <table:table-cell table:formula="of:=SUM([.C7:.C22])" office:value-type="float" office:value="618" calcext:value-type="float">
            <text:p>618</text:p>
          </table:table-cell>
          <table:table-cell table:number-columns-repeated="61"/>
        </table:table-row>
      </table:table>
      <table:table table:name="Tabellen - Speicherplatznutzung" table:style-name="ta1">
        <table:table-column table:style-name="co2" table:number-columns-repeated="5" table:default-cell-style-name="Default"/>
        <table:table-row table:style-name="ro1">
          <table:table-cell/>
          <table:table-cell office:value-type="string" calcext:value-type="string">
            <text:p>Größe in MB</text:p>
          </table:table-cell>
          <table:table-cell office:value-type="string" calcext:value-type="string">
            <text:p>Monate</text:p>
          </table:table-cell>
          <table:table-cell office:value-type="string" calcext:value-type="string">
            <text:p>pro Monat</text:p>
          </table:table-cell>
          <table:table-cell office:value-type="string" calcext:value-type="string">
            <text:p>Zwei Zimmer</text:p>
          </table:table-cell>
        </table:table-row>
        <table:table-row table:style-name="ro1">
          <table:table-cell office:value-type="string" calcext:value-type="string">
            <text:p>BME280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formula="of:=[.B2]/[.C2]" office:value-type="float" office:value="9.2" calcext:value-type="float">
            <text:p>9,2</text:p>
          </table:table-cell>
          <table:table-cell table:formula="of:=[.D2]*2" office:value-type="float" office:value="18.4" calcext:value-type="float">
            <text:p>18,4</text:p>
          </table:table-cell>
        </table:table-row>
        <table:table-row table:style-name="ro1">
          <table:table-cell office:value-type="string" calcext:value-type="string">
            <text:p>CO2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formula="of:=[.B3]/[.C3]" office:value-type="float" office:value="7.8" calcext:value-type="float">
            <text:p>7,8</text:p>
          </table:table-cell>
          <table:table-cell table:formula="of:=[.D3]*2" office:value-type="float" office:value="15.6" calcext:value-type="float">
            <text:p>15,6</text:p>
          </table:table-cell>
        </table:table-row>
        <table:table-row table:style-name="ro1">
          <table:table-cell office:value-type="string" calcext:value-type="string">
            <text:p>TempW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formula="of:=[.B4]/[.C4]" office:value-type="float" office:value="8" calcext:value-type="float">
            <text:p>8</text:p>
          </table:table-cell>
          <table:table-cell table:formula="of:=[.D4]*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empH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formula="of:=[.B5]/[.C5]" office:value-type="float" office:value="8" calcext:value-type="float">
            <text:p>8</text:p>
          </table:table-cell>
          <table:table-cell table:formula="of:=[.D5]*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Vergleich30D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[.B6]/[.C6]" office:value-type="float" office:value="13" calcext:value-type="float">
            <text:p>13</text:p>
          </table:table-cell>
          <table:table-cell table:formula="of:=[.D6]*2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Vergleich7D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[.B7]/[.C7]" office:value-type="float" office:value="13" calcext:value-type="float">
            <text:p>13</text:p>
          </table:table-cell>
          <table:table-cell table:formula="of:=[.D7]*2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Vergleich24H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[.B8]/[.C8]" office:value-type="float" office:value="13" calcext:value-type="float">
            <text:p>13</text:p>
          </table:table-cell>
          <table:table-cell table:formula="of:=[.D8]*2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RaumKlima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formula="of:=[.B9]/[.C9]" office:value-type="float" office:value="11" calcext:value-type="float">
            <text:p>11</text:p>
          </table:table-cell>
          <table:table-cell table:formula="of:=[.D9]*2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LueftungsKI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formula="of:=[.B10]/[.C10]" office:value-type="float" office:value="7.4" calcext:value-type="float">
            <text:p>7,4</text:p>
          </table:table-cell>
          <table:table-cell table:formula="of:=[.D10]*2" office:value-type="float" office:value="14.8" calcext:value-type="float">
            <text:p>14,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SUM([.D2:.D10])" office:value-type="float" office:value="90.4" calcext:value-type="float">
            <text:p>90,4</text:p>
          </table:table-cell>
          <table:table-cell table:formula="of:=SUM([.E2:.E10])" office:value-type="float" office:value="180.8" calcext:value-type="float">
            <text:p>180,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reier Speicher</text:p>
          </table:table-cell>
          <table:table-cell office:value-type="float" office:value="6300" calcext:value-type="float">
            <text:p>6300</text:p>
          </table:table-cell>
          <table:table-cell office:value-type="string" calcext:value-type="string">
            <text:p>Monate:</text:p>
          </table:table-cell>
          <table:table-cell table:formula="of:=[.B14]/[.D12]" office:value-type="float" office:value="69.6902654867257" calcext:value-type="float">
            <text:p>69,6902654867257</text:p>
          </table:table-cell>
          <table:table-cell table:formula="of:=[.B14]/[.E12]" office:value-type="float" office:value="34.8451327433628" calcext:value-type="float">
            <text:p>34,84513274336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hre:</text:p>
          </table:table-cell>
          <table:table-cell table:formula="of:=[.D14]/12" office:value-type="float" office:value="5.80752212389381" calcext:value-type="float">
            <text:p>5,80752212389381</text:p>
          </table:table-cell>
          <table:table-cell table:formula="of:=[.E14]/12" office:value-type="float" office:value="2.9037610619469" calcext:value-type="float">
            <text:p>2,90376106194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1">00.00.0000</text:date>, <text:time style:data-style-name="N2" text:time-value="09:08:04.8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2.2$Windows_X86_64 LibreOffice_project/98b30e735bda24bc04ab42594c85f7fd8be07b9c</meta:generator>
    <dc:date>2019-11-21T09:25:41.075000000</dc:date>
    <meta:editing-duration>P2DT6H36M14S</meta:editing-duration>
    <meta:editing-cycles>66</meta:editing-cycles>
    <meta:document-statistic meta:table-count="3" meta:cell-count="296" meta:object-count="0"/>
  </office:meta>
</office:document-meta>
</file>